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2000000412B550967.png"/>
  <manifest:file-entry manifest:media-type="image/png" manifest:full-path="Pictures/10000000000000FA000000FA272BA9BF.png"/>
  <manifest:file-entry manifest:media-type="image/png" manifest:full-path="Pictures/10000201000000EE000001574DAB5AFA.png"/>
  <manifest:file-entry manifest:media-type="image/png" manifest:full-path="Pictures/10000201000000EF000000F215A65A45.png"/>
  <manifest:file-entry manifest:media-type="image/svg+xml" manifest:full-path="Pictures/10000963000006CC000006AB4FCA6A1C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塗と線のない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9966" draw:textarea-horizontal-align="center" draw:textarea-vertical-align="top"/>
    </style:style>
    <style:style style:name="gr4" style:family="graphic" style:parent-style-name="standard">
      <style:graphic-properties draw:fill="solid" draw:fill-color="#94bd5e" draw:textarea-horizontal-align="center" draw:textarea-vertical-align="top"/>
    </style:style>
    <style:style style:name="gr5" style:family="graphic" style:parent-style-name="standard">
      <style:graphic-properties draw:textarea-horizontal-align="center" draw:textarea-vertical-align="bottom"/>
    </style:style>
    <style:style style:name="gr6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bottom" fo:padding-top="1.18cm" fo:padding-bottom="1.18cm" fo:padding-left="0.3cm" fo:padding-right="0.3cm"/>
    </style:style>
    <style:style style:name="gr7" style:family="graphic" style:parent-style-name="objectwithoutfill">
      <style:graphic-properties svg:stroke-width="0.1cm" svg:stroke-color="#999999" draw:marker-start-width="0.6cm" draw:marker-end="Arrow" draw:marker-end-width="0.6cm" draw:fill="none" draw:textarea-horizontal-align="center" draw:textarea-vertical-align="bottom" fo:padding-top="1.18cm" fo:padding-bottom="1.18cm" fo:padding-left="0.3cm" fo:padding-right="0.3cm"/>
    </style:style>
    <style:style style:name="gr8" style:family="graphic" style:parent-style-name="objectwithoutfill">
      <style:graphic-properties draw:stroke="dash" draw:stroke-dash="Fine_20_Dotted" svg:stroke-width="0.1cm" draw:marker-start="Arrow" draw:marker-start-width="0.6cm" draw:marker-end="" draw:marker-end-width="0.6cm" draw:fill="none" draw:textarea-horizontal-align="center" draw:textarea-vertical-align="bottom" fo:padding-top="1.18cm" fo:padding-bottom="1.18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draw:marker-start="" draw:marker-start-width="0.6cm" draw:marker-end="Arrow" draw:marker-end-width="0.6cm" draw:fill="none" draw:textarea-horizontal-align="center" draw:textarea-vertical-align="bottom" fo:padding-top="1.18cm" fo:padding-bottom="1.18cm" fo:padding-left="0.3cm" fo:padding-right="0.3cm"/>
    </style:style>
    <style:style style:name="gr10" style:family="graphic" style:parent-style-name="standard">
      <style:graphic-properties draw:fill="gradient" draw:fill-gradient-name="Rectangular_20_red_2f_white" draw:textarea-horizontal-align="center" draw:textarea-vertical-align="middle"/>
    </style:style>
    <style:style style:name="gr11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塗と線のない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fill-color="#ff0000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b3b3b3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6.944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outline1">
      <style:graphic-properties fo:min-height="15.015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outline1">
      <style:graphic-properties fo:min-height="13.859cm"/>
    </style:style>
    <style:style style:name="pr7" style:family="presentation" style:parent-style-name="標準-outline1">
      <style:graphic-properties fo:min-height="17.31cm"/>
    </style:style>
    <style:style style:name="pr8" style:family="presentation" style:parent-style-name="標準-outline1">
      <style:graphic-properties fo:min-height="14.387cm"/>
    </style:style>
    <style:style style:name="pr9" style:family="presentation" style:parent-style-name="標準-outline1">
      <style:graphic-properties fo:min-height="14.414cm"/>
    </style:style>
    <style:style style:name="P1" style:family="paragraph">
      <style:text-properties fo:font-family="'源ノ角ゴシック Code JP N'" style:font-family-generic="swiss" style:font-pitch="variable" style:font-family-asian="'源ノ角ゴシック Code JP N'" style:font-family-generic-asian="swiss" style:font-pitch-asian="variable"/>
    </style:style>
    <style:style style:name="P2" style:family="paragraph">
      <style:paragraph-properties fo:text-align="center"/>
    </style:style>
    <style:style style:name="P3" style:family="paragraph">
      <style:text-properties fo:font-family="'源ノ角ゴシック Code JP N'" style:font-family-generic="swiss" style:font-pitch="variable" fo:font-size="20pt" style:font-family-asian="'源ノ角ゴシック Code JP N'" style:font-family-generic-asian="swiss" style:font-pitch-asian="variable" style:font-size-asian="20pt" style:font-size-complex="20pt"/>
    </style:style>
    <style:style style:name="P4" style:family="paragraph">
      <style:text-properties style:font-size-asian="28.1000003814697pt"/>
    </style:style>
    <style:style style:name="P5" style:family="paragraph">
      <style:text-properties fo:color="#666666"/>
    </style:style>
    <style:style style:name="T1" style:family="text">
      <style:text-properties fo:font-family="'源ノ角ゴシック Code JP N'" style:font-family-generic="swiss" style:font-pitch="variable" style:font-family-asian="'源ノ角ゴシック Code JP N'" style:font-family-generic-asian="swiss" style:font-pitch-asian="variable"/>
    </style:style>
    <style:style style:name="T2" style:family="text">
      <style:text-properties fo:font-family="'源ノ角ゴシック Code JP N'" style:font-family-generic="swiss" style:font-pitch="variable" fo:font-size="20pt" style:font-family-asian="'源ノ角ゴシック Code JP N'" style:font-family-generic-asian="swiss" style:font-pitch-asian="variable" style:font-size-asian="20pt" style:font-size-complex="20pt"/>
    </style:style>
    <style:style style:name="T3" style:family="text">
      <style:text-properties fo:font-family="'源ノ角ゴシック Code JP N'" style:font-family-generic="swiss" style:font-pitch="variable" fo:font-size="20pt" fo:font-weight="bold" style:font-family-asian="'源ノ角ゴシック Code JP N'" style:font-family-generic-asian="swiss" style:font-pitch-asian="variable" style:font-size-asian="20pt" style:font-weight-asian="bold" style:font-size-complex="20pt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666666"/>
    </style:style>
    <style:style style:name="T6" style:family="text">
      <style:text-properties fo:font-style="italic" fo:text-shadow="1pt 1pt" style:text-underline-style="none" style:font-style-asian="italic" style:font-style-complex="italic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Channelについて<text:line-break/>調べてみた</text:p>
          </draw:text-box>
        </draw:frame>
        <draw:frame presentation:style-name="pr2" draw:text-style-name="P1" draw:layer="layout" svg:width="25.199cm" svg:height="16.944cm" svg:x="1.4cm" svg:y="4.914cm" presentation:class="outline" presentation:user-transformed="true">
          <draw:text-box>
            <text:list text:style-name="L2">
              <text:list-item>
                <text:p><text:span text:style-name="T1">武藤繁夫</text:span></text:p>
              </text:list-item>
            </text:list>
            <text:list text:style-name="L3">
              <text:list-item>
                <text:list>
                  <text:list-item>
                    <text:p><text:span text:style-name="T1">フリーランスプログラマ</text:span></text:p>
                  </text:list-item>
                  <text:list-item>
                    <text:p><text:span text:style-name="T1">JAG</text:span><text:span text:style-name="T1">運営委員、同</text:span><text:span text:style-name="T1">ML</text:span><text:span text:style-name="T1">モデレータ、福祉部</text:span></text:p>
                    <text:p><text:span text:style-name="T1"/></text:p>
                  </text:list-item>
                </text:list>
              </text:list-item>
            </text:list>
            <text:list text:style-name="L2">
              <text:list-item>
                <text:p><text:span text:style-name="T1">本日の発表について</text:span></text:p>
              </text:list-item>
            </text:list>
            <text:list text:style-name="L3">
              <text:list-item>
                <text:list>
                  <text:list-item>
                    <text:p><text:span text:style-name="T1">それは何か、全体像の把握</text:span></text:p>
                  </text:list-item>
                  <text:list-item>
                    <text:p><text:span text:style-name="T1">コード触ってみたり</text:span></text:p>
                  </text:list-item>
                  <text:list-item>
                    <text:p><text:span text:style-name="T1">気をつけるべき点、その対策など</text:span></text:p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draw:frame draw:style-name="gr1" draw:text-style-name="P2" draw:layer="layout" svg:width="3cm" svg:height="3cm" svg:x="23.5cm" svg:y="4.5cm">
          <draw:image xlink:href="Pictures/10000000000000FA000000FA272BA9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に関する近年の動向</text:p>
          </draw:text-box>
        </draw:frame>
        <draw:frame presentation:style-name="pr4" draw:text-style-name="P3" draw:layer="layout" svg:width="25.199cm" svg:height="15.015cm" svg:x="1.4cm" svg:y="4.914cm" presentation:class="outline" presentation:user-transformed="true">
          <draw:text-box>
            <text:list text:style-name="L2">
              <text:list-item>
                <text:p><text:span text:style-name="T2">4.4 Kitkat</text:span><text:span text:style-name="T2">以前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特になし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5.x Lollipop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設定：「音と通知」から</text:span><text:span text:style-name="T2">"</text:span><text:span text:style-name="T2">すべてブロック</text:span><text:span text:style-name="T2">"</text:span><text:span text:style-name="T2">が可能に</text:span><text:span text:style-name="T2">(</text:span><text:span text:style-name="T2">画期的</text:span><text:span text:style-name="T2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6.x Mashmallow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瞬間表示を許可とか増えた</text:span><text:span text:style-name="T2">(</text:span><text:span text:style-name="T2">いまいち</text:span><text:span text:style-name="T2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7.x Nuga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マナー中、ロック画面で許可とか増えた</text:span><text:span text:style-name="T2">(</text:span><text:span text:style-name="T2">いまいち</text:span><text:span text:style-name="T2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8.0 Ore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">設定：「アプリと通知」からカテゴリ</text:span><text:span text:style-name="T3">(Channel)</text:span><text:span text:style-name="T3">ごとに詳細に設定できるようになった</text:span><text:span text:style-name="T3">(</text:span><text:span text:style-name="T3">落とし所か</text:span><text:span text:style-name="T3">?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Channelとは？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otificationのラベリングと、ユーザー主体の通知調整機構の総称</text:p>
                <text:p/>
                <text:p>サンプルプログラムを動かしてみましょう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Channel全体像</text:p>
          </draw:text-box>
        </draw:frame>
        <draw:circle draw:style-name="gr3" draw:text-style-name="P2" draw:layer="layout" svg:width="7.5cm" svg:height="7.5cm" svg:x="3cm" svg:y="5.3cm">
          <text:p text:style-name="P2">User</text:p>
        </draw:circle>
        <draw:circle draw:style-name="gr4" draw:text-style-name="P2" draw:layer="layout" svg:width="7.5cm" svg:height="7.5cm" svg:x="16cm" svg:y="5cm">
          <text:p text:style-name="P2">Android OS</text:p>
        </draw:circle>
        <draw:circle draw:style-name="gr5" draw:text-style-name="P2" draw:layer="layout" svg:width="7.5cm" svg:height="7.5cm" svg:x="9.8cm" svg:y="13cm">
          <text:p text:style-name="P2">Application</text:p>
        </draw:circle>
        <draw:line draw:style-name="gr6" draw:text-style-name="P2" draw:layer="layout" svg:x1="15.5cm" svg:y1="18.5cm" svg:x2="23cm" svg:y2="8.5cm">
          <text:p text:style-name="P2">Channel登録/消去</text:p>
        </draw:line>
        <draw:line draw:style-name="gr7" draw:text-style-name="P2" draw:layer="layout" svg:x1="9cm" svg:y1="7cm" svg:x2="18.5cm" svg:y2="7cm">
          <text:p text:style-name="P2">Channel調整</text:p>
        </draw:line>
        <draw:line draw:style-name="gr8" draw:text-style-name="P2" draw:layer="layout" svg:x1="8cm" svg:y1="9.5cm" svg:x2="17.5cm" svg:y2="9.5cm">
          <text:p text:style-name="P2">Notification</text:p>
        </draw:line>
        <draw:line draw:style-name="gr9" draw:text-style-name="P2" draw:layer="layout" svg:x1="14.5cm" svg:y1="15.5cm" svg:x2="19cm" svg:y2="10.5cm">
          <text:p text:style-name="P2">Notification w Channel</text:p>
        </draw:line>
        <draw:frame draw:style-name="gr1" draw:text-style-name="P2" draw:layer="layout" svg:width="2.109cm" svg:height="2.135cm" svg:x="21.391cm" svg:y="6.365cm">
          <draw:image xlink:href="Pictures/10000201000000EF000000F215A65A45.png" xlink:type="simple" xlink:show="embed" xlink:actuate="onLoad">
            <text:p/>
          </draw:image>
        </draw:frame>
        <draw:g>
          <draw:circle draw:style-name="gr10" draw:text-style-name="P2" draw:layer="layout" svg:width="2cm" svg:height="2cm" svg:x="17.5cm" svg:y="8.5cm">
            <text:p/>
          </draw:circle>
          <draw:line draw:style-name="gr11" draw:text-style-name="P2" draw:layer="layout" svg:x1="17.5cm" svg:y1="9.5cm" svg:x2="18cm" svg:y2="9.5cm">
            <text:p/>
          </draw:line>
          <draw:line draw:style-name="gr11" draw:text-style-name="P2" draw:layer="layout" svg:x1="18cm" svg:y1="9cm" svg:x2="19cm" svg:y2="9.5cm">
            <text:p/>
          </draw:line>
          <draw:line draw:style-name="gr11" draw:text-style-name="P2" draw:layer="layout" svg:x1="19cm" svg:y1="9.5cm" svg:x2="19.5cm" svg:y2="9.5cm">
            <text:p/>
          </draw:line>
        </draw:g>
        <draw:frame draw:style-name="gr12" draw:text-style-name="P2" draw:layer="layout" svg:width="2.278cm" svg:height="2.233cm" draw:transform="rotate (0.445582558034068) translate (19cm 7.982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 text:style-name="P2">照合</text:p>
          </draw:image>
        </draw:frame>
        <draw:frame draw:style-name="gr1" draw:text-style-name="P2" draw:layer="layout" svg:width="2.5cm" svg:height="3cm" svg:x="6cm" svg:y="6cm">
          <draw:image xlink:href="Pictures/10000201000000EE000001574DAB5AFA.png" xlink:type="simple" xlink:show="embed" xlink:actuate="onLoad">
            <text:p/>
          </draw:image>
        </draw:frame>
        <draw:custom-shape draw:style-name="gr13" draw:text-style-name="P2" draw:layer="layout" svg:width="3cm" svg:height="3cm" svg:x="1.5cm" svg:y="4cm">
          <text:p text:style-name="P2">まじで</text:p>
          <text:p text:style-name="P2">うぜえ</text:p>
          <text:p text:style-name="P2">消えろ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651.1162945685 22103.8320559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プログラマーがすること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otificationChannel を生成、登録</text:p>
              </text:list-item>
              <text:list-item>
                <text:p>Notificationを投げる時にsetChannelする</text:p>
                <text:p/>
                <text:p>サンプルコードを追ってみましょう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一瞬かんたんに思えるけど...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長期的には、データ大丈夫なのかって普通に疑問がわくよね</text:p>
              </text:list-item>
              <text:list-item>
                <text:p>いくつか実験をしてみた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どっちが勝つか問題</text:p>
          </draw:text-box>
        </draw:frame>
        <draw:frame presentation:style-name="pr7" draw:layer="layout" svg:width="25.199cm" svg:height="17.31cm" svg:x="1.4cm" svg:y="4.914cm" presentation:class="outline" presentation:user-transformed="true">
          <draw:text-box>
            <text:list text:style-name="L2">
              <text:list-item>
                <text:p>ユーザーが設定変更した後、createChannelしたらアプリとユーザーのどっちが勝つ？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ユーザー</text:p>
                      </text:list-item>
                    </text:list>
                    <text:p/>
                  </text:list-item>
                </text:list>
              </text:list-item>
            </text:list>
            <text:list text:style-name="L2">
              <text:list-item>
                <text:p>一度deleteChannelしたChannelを復活させたとき、アプリとユーザー(の過去の設定値)のどっちが勝つ？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ユーザー</text:p>
                      </text:list-item>
                    </text:list>
                  </text:list-item>
                </text:list>
                <text:p/>
                <text:p><text:span text:style-name="T4">つまり</text:span><text:span text:style-name="T4">Channel ID</text:span><text:span text:style-name="T4">は永続性があり、常にユーザー優先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みなしごChannel ID問題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みなしご発生シーケンス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アプリがChanell_Aを生成</text:p>
                      </text:list-item>
                      <text:list-item>
                        <text:p>ある日アプリのソースコードからChannel_Aが消滅したversionをreleaseしてChannel_Aを完全に忘却</text:p>
                      </text:list-item>
                      <text:list-item>
                        <text:p>ユーザーから見れば、Channel設定にはChannel_Aは残っているが、もはや意味がない上に誰も消去できない。uninstallされるまで。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4" draw:text-style-name="P2" draw:layer="layout" svg:width="5cm" svg:height="1.5cm" svg:x="19cm" svg:y="14.1cm">
          <text:p text:style-name="P2">Channel_A</text:p>
        </draw:rect>
        <draw:ellipse draw:style-name="gr14" draw:text-style-name="P2" draw:layer="layout" svg:width="5.5cm" svg:height="2.5cm" svg:x="18.5cm" svg:y="17.5cm">
          <text:p text:style-name="P2">アプリ</text:p>
        </draw:ellipse>
        <draw:frame draw:style-name="gr1" draw:text-style-name="P2" draw:layer="layout" svg:width="2.5cm" svg:height="3cm" svg:x="14.5cm" svg:y="14cm">
          <draw:image xlink:href="Pictures/10000201000000EE000001574DAB5AFA.png" xlink:type="simple" xlink:show="embed" xlink:actuate="onLoad">
            <text:p/>
          </draw:image>
        </draw:frame>
        <draw:line draw:style-name="gr15" draw:text-style-name="P2" draw:layer="layout" svg:x1="17cm" svg:y1="15cm" svg:x2="18.5cm" svg:y2="15cm">
          <text:p/>
        </draw:line>
        <draw:line draw:style-name="gr16" draw:text-style-name="P2" draw:layer="layout" svg:x1="21.5cm" svg:y1="17.5cm" svg:x2="21.5cm" svg:y2="16cm">
          <text:p/>
        </draw:line>
        <draw:frame draw:style-name="gr17" draw:layer="layout" svg:width="2.5cm" svg:height="1.953cm" svg:x="16.5cm" svg:y="13.5cm">
          <draw:text-box>
            <text:p>見える</text:p>
          </draw:text-box>
        </draw:frame>
        <draw:frame draw:style-name="gr17" draw:text-style-name="P5" draw:layer="layout" svg:width="4.5cm" svg:height="1.953cm" svg:x="22cm" svg:y="16cm">
          <draw:text-box>
            <text:p text:style-name="P5"><text:span text:style-name="T5">シラ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Channel設定データまとめ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アプリがChannelを生成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以後OSが管理</text:p>
                      </text:list-item>
                      <text:list-item>
                        <text:p>同じIDでcreateしても無視される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ユーザーがChannelを設定</text:p>
              </text:list-item>
              <text:list-item>
                <text:p>アプリがChannelを消去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ユーザーからは見えなくなるが、データは残る。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ユーザーがアプリをuninstall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全部消え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そもそも使わないという選択は？<text:line-break/>ないです！</text:p>
          </draw:text-box>
        </draw:frame>
        <draw:frame presentation:style-name="pr8" draw:layer="layout" svg:width="25.199cm" svg:height="14.387cm" svg:x="1.4cm" svg:y="4.914cm" presentation:class="outline" presentation:user-transformed="true">
          <draw:text-box>
            <text:list text:style-name="L2">
              <text:list-item>
                <text:p><text:span text:style-name="T6">target sdk</text:span><text:span text:style-name="T6">が</text:span><text:span text:style-name="T6">Android O</text:span><text:span text:style-name="T6">以降は</text:span><text:span text:style-name="T6">Notification Channel</text:span><text:span text:style-name="T6">を使わないと</text:span><text:span text:style-name="T6">Notification</text:span><text:span text:style-name="T6">がでません！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何もいわずにひっそりと表示されない</text:p>
                      </text:list-item>
                      <text:list-item>
                        <text:p>将来、テスト漏れの可能性大</text:p>
                      </text:list-item>
                      <text:list-item>
                        <text:p>だから将来的にはNotitication Channelの実装は避けて通れない。Notificationを出したければ。</text:p>
                      </text:list-item>
                    </text:list>
                  </text:list-item>
                  <text:list-item>
                    <text:p>ここ今日一大事です</text:p>
                    <text:list>
                      <text:list-item>
                        <text:p>忘れないでね。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ticationChannelの思想と設計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ユーザー優先思想</text:span></text:p>
              </text:list-item>
              <text:list-item>
                <text:p><text:span text:style-name="T7">createChannel</text:span><text:span text:style-name="T7">したらそのデータは永続保管される設計</text:span></text:p>
              </text:list-item>
            </text:list>
            <text:list text:style-name="L3">
              <text:list-item>
                <text:list>
                  <text:list-item>
                    <text:p><text:span text:style-name="T7">アプリが起動してなくても設定したいのだからそうなるだろう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使用上の注意</text:p>
          </draw:text-box>
        </draw:frame>
        <draw:frame presentation:style-name="pr9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>アプリはChannel IDを未来永劫、継続的に管理しないといけない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みなしごChannelを発生させたくないから</text:p>
                      </text:list-item>
                      <text:list-item>
                        <text:p>Channel IDをハードコードすると死ねますよ</text:p>
                      </text:list-item>
                      <text:list-item>
                        <text:p>安易には、アプリ起動時に存在する全Channelの消去を行い、必要なChannelを新規に生成すれば解決するだろう。Channel IDデータは永続性があるから大丈夫だ。</text:p>
                        <text:list>
                          <text:list-item>
                            <text:list>
                              <text:list-item>
                                <text:p>やってみたらうまくいった。お勧めしないけど、そうでもしないときっとみなしごは発生するでしょう。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＜おまけ＞<text:line-break/>クズアプリ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otificationを投げる度に新しいidのNotificationChannelを作ってしまえば、ユーザー無視のクズアプリになれる気がする。。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まじでやめて</text:p>
                      </text:list-item>
                      <text:list-item>
                        <text:p>まあ一括OFFられるか、uninstallされるだけ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 text:animation="non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5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6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15M29S</meta:editing-duration>
    <meta:editing-cycles>90</meta:editing-cycles>
    <meta:generator>OpenOffice/4.1.3$Win32 OpenOffice.org_project/413m1$Build-9783</meta:generator>
    <dc:date>2017-11-06T17:18:25.16</dc:date>
    <meta:document-statistic meta:object-count="107"/>
  </office:meta>
</office:document-meta>
</file>